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text:style-name="WW_CharLFO8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8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8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8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8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8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0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0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0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text-align="center"/>
      <style:text-properties fo:language="en" fo:country="GB"/>
    </style:style>
    <style:style style:name="P2" style:parent-style-name="Normalny" style:family="paragraph">
      <style:text-properties fo:language="en" fo:country="GB"/>
    </style:style>
    <style:style style:name="P3" style:parent-style-name="Spistreści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" style:parent-style-name="Spistreści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5" style:parent-style-name="Normalny" style:family="paragraph">
      <style:paragraph-properties fo:break-before="page"/>
    </style:style>
    <style:style style:name="P6" style:parent-style-name="Akapitzlistą" style:family="paragraph"/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name="P10" style:parent-style-name="Akapitzlistą" style:family="paragraph"/>
    <style:style style:name="P11" style:parent-style-name="Akapitzlistą" style:family="paragraph"/>
    <style:style style:name="P12" style:parent-style-name="Akapitzlistą" style:family="paragraph"/>
    <style:style style:name="T13" style:parent-style-name="Domyślnaczcionkaakapitu" style:family="text">
      <style:text-properties fo:font-weight="bold" style:font-weight-asian="bold" style:font-weight-complex="bold"/>
    </style:style>
    <style:style style:name="T14" style:parent-style-name="Domyślnaczcionkaakapitu" style:family="text">
      <style:text-properties fo:font-weight="bold" style:font-weight-asian="bold" style:font-weight-complex="bold"/>
    </style:style>
    <style:style style:name="P15" style:parent-style-name="Akapitzlistą" style:family="paragraph"/>
    <style:style style:name="P16" style:parent-style-name="Akapitzlistą" style:family="paragraph"/>
    <style:style style:name="P17" style:parent-style-name="Akapitzlistą" style:family="paragraph"/>
    <style:style style:name="P18" style:parent-style-name="Akapitzlistą" style:family="paragraph"/>
    <style:style style:name="P19" style:parent-style-name="Akapitzlistą" style:family="paragraph"/>
    <style:style style:name="P20" style:parent-style-name="Akapitzlistą" style:family="paragraph"/>
    <style:style style:name="P21" style:parent-style-name="Akapitzlistą" style:family="paragraph"/>
    <style:style style:name="P22" style:parent-style-name="Normalny" style:family="paragraph">
      <style:paragraph-properties fo:break-before="page"/>
    </style:style>
    <style:style style:name="P23" style:parent-style-name="Legenda" style:family="paragraph">
      <style:paragraph-properties fo:keep-with-next="always"/>
    </style:style>
    <style:style style:name="TableColumn25" style:family="table-column">
      <style:table-column-properties style:column-width="0.593in"/>
    </style:style>
    <style:style style:name="TableColumn26" style:family="table-column">
      <style:table-column-properties style:column-width="0.6284in"/>
    </style:style>
    <style:style style:name="TableColumn27" style:family="table-column">
      <style:table-column-properties style:column-width="0.9138in"/>
    </style:style>
    <style:style style:name="TableColumn28" style:family="table-column">
      <style:table-column-properties style:column-width="0.9312in"/>
    </style:style>
    <style:style style:name="TableColumn29" style:family="table-column">
      <style:table-column-properties style:column-width="0.5375in"/>
    </style:style>
    <style:style style:name="TableColumn30" style:family="table-column">
      <style:table-column-properties style:column-width="0.5375in"/>
    </style:style>
    <style:style style:name="TableColumn31" style:family="table-column">
      <style:table-column-properties style:column-width="0.5375in"/>
    </style:style>
    <style:style style:name="TableColumn32" style:family="table-column">
      <style:table-column-properties style:column-width="0.5375in"/>
    </style:style>
    <style:style style:name="TableColumn33" style:family="table-column">
      <style:table-column-properties style:column-width="0.5381in"/>
    </style:style>
    <style:style style:name="TableColumn34" style:family="table-column">
      <style:table-column-properties style:column-width="0.5381in"/>
    </style:style>
    <style:style style:name="Table24" style:family="table">
      <style:table-properties style:width="6.29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82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ny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93" style:parent-style-name="Normalny" style:family="paragraph">
      <style:paragraph-properties fo:break-before="page"/>
    </style:style>
  </office:automatic-styles>
  <office:body>
    <office:text text:use-soft-page-breaks="true">
      <text:p text:style-name="P1">Protokół CAN ,E-maks power</text:p>
      <text:p text:style-name="P2"/>
      <text:p text:style-name="Nagłówekspisutreści">Spis treści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2172649" office:target-frame-name="_top" xlink:show="replace"><text:span text:style-name="Hiperłącze">1.Wprowadzenie</text:span><text:tab/>2</text:a></text:p>
          <text:p text:style-name="P4"><text:a xlink:href="#_Toc12172650" office:target-frame-name="_top" xlink:show="replace"><text:span text:style-name="Hiperłącze">1.1.</text:span><text:tab/><text:span text:style-name="Hiperłącze">Podział ramek</text:span><text:tab/>2</text:a></text:p>
        </text:index-body>
      </text:table-of-content>
      <text:p text:style-name="Normalny"/>
      <text:p text:style-name="P5"/>
      <text:h text:style-name="Nagłówek1" text:outline-level="1"><text:bookmark-start text:name="_Toc12172649"/><text:soft-page-break/>1.Wprowadzenie<text:bookmark-end text:name="_Toc12172649"/></text:h>
      <text:p text:style-name="Normalny"/>
      <text:p text:style-name="Normalny">Protokół CAN będzie używany pomiędzy następującymi płytkami:</text:p>
      <text:list text:style-name="LFO2" text:continue-numbering="true">
        <text:list-item>
          <text:p text:style-name="P6">Interfejs Użytkownika – płytka wysyła informacje na temat położenia joysticka.</text:p>
        </text:list-item>
        <text:list-item>
          <text:p text:style-name="P7">Sterownik LED<text:s/><text:tab/>- <text:s/>otrzymuje informacje na temat zapalania LED.</text:p>
        </text:list-item>
        <text:list-item>
          <text:p text:style-name="P8">Interfejs Radiowy<text:s/><text:tab/>- <text:s/>otrzymuje dane z pozostałych płytek i wysyła je droga radiową, wysyła dane otrzymane drogą radiową.</text:p>
        </text:list-item>
      </text:list>
      <text:p text:style-name="Normalny">Konfiguracja protokołu:</text:p>
      <text:list text:style-name="LFO3" text:continue-numbering="true">
        <text:list-item>
          <text:p text:style-name="P9">Ramki o standardowym polu ID (11- bit)</text:p>
        </text:list-item>
        <text:list-item>
          <text:p text:style-name="P10">Prędkość magistrali 1 Mbit/s</text:p>
        </text:list-item>
        <text:list-item>
          <text:p text:style-name="P11">Nie ma ramek RTR</text:p>
        </text:list-item>
      </text:list>
      <text:list text:style-name="LFO10" text:continue-numbering="true">
        <text:list-item>
          <text:list>
            <text:list-item>
              <text:p text:style-name="P12"><text:bookmark-start text:name="_Toc12172650"/><text:span text:style-name="Nagłówek2Znak">Podział ramek</text:span><text:bookmark-end text:name="_Toc12172650"/>:</text:p>
            </text:list-item>
          </text:list>
        </text:list-item>
      </text:list>
      <text:p text:style-name="Normalny">Każda płytka może wysłać 30 różnych ramek.</text:p>
      <text:p text:style-name="Normalny"><text:span text:style-name="T13">Ramki błędów</text:span><text:s/>– wysyłane jeżeli płytka wykryje błąd który może zaważyć o rzetelności wysyłanych danych.<text:s/></text:p>
      <text:p text:style-name="Normalny"><text:span text:style-name="T14">Ramki danych</text:span><text:s/>– ramki z danymi.</text:p>
      <text:p text:style-name="Normalny">Podział ramek:</text:p>
      <text:list text:style-name="LFO6" text:continue-numbering="true">
        <text:list-item>
          <text:p text:style-name="P15">Ze względu na rodzaj:</text:p>
        </text:list-item>
      </text:list>
      <text:list text:style-name="LFO4" text:continue-numbering="true">
        <text:list-item>
          <text:p text:style-name="P16">0xE[x] – ramki błędów</text:p>
        </text:list-item>
        <text:list-item>
          <text:p text:style-name="P17">0xF[x] – ramki z danymi</text:p>
        </text:list-item>
      </text:list>
      <text:p text:style-name="Normalny"/>
      <text:list text:style-name="LFO6" text:continue-numbering="true">
        <text:list-item>
          <text:p text:style-name="P18">Ze względu na pochodzenie:</text:p>
        </text:list-item>
      </text:list>
      <text:list text:style-name="LFO7" text:continue-numbering="true">
        <text:list-item>
          <text:p text:style-name="P19">0x[X][0h -<text:s/>23h] – ramki wysyłane przez interfejs użytkownika</text:p>
        </text:list-item>
        <text:list-item>
          <text:p text:style-name="P20">0x[X][24h -<text:s/>57h] – ramki wysyłane przez sterownik LED</text:p>
        </text:list-item>
        <text:list-item>
          <text:p text:style-name="P21">0x[X][58h –<text:s/>88h] – ramki wysyłane przez interfejs użytkownika</text:p>
        </text:list-item>
      </text:list>
      <text:p text:style-name="Normalny">Przykładowe ID ramki:</text:p>
      <text:p text:style-name="Normalny">0xE40<text:s/>– ramka błędu od<text:s/>sterownika LED</text:p>
      <text:p text:style-name="Normalny">Ramki danych<text:s/>są<text:s/>wysyłane okresowo, ramki błędów w momencie pojawienia się błędów;</text:p>
      <text:p text:style-name="Normalny"/>
      <text:p text:style-name="Normalny"/>
      <text:p text:style-name="P22"/>
      <text:soft-page-break/>
      <text:h text:style-name="Nagłówek1" text:outline-level="1">Ramki przypisane do <text:s/>poszczególnych płytek</text:h>
      <text:h text:style-name="Nagłówek2" text:outline-level="2">2.1 Interfejs użytkownika</text:h>
      <text:p text:style-name="P23">Tabela<text:s/>1</text:p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ID</text:p>
          </table:table-cell>
          <table:table-cell table:style-name="TableCell38">
            <text:p text:style-name="P39">Nazwa</text:p>
          </table:table-cell>
          <table:table-cell table:style-name="TableCell40">
            <text:p text:style-name="P41">B0</text:p>
          </table:table-cell>
          <table:table-cell table:style-name="TableCell42">
            <text:p text:style-name="P43">B1</text:p>
          </table:table-cell>
          <table:table-cell table:style-name="TableCell44">
            <text:p text:style-name="P45">B2</text:p>
          </table:table-cell>
          <table:table-cell table:style-name="TableCell46">
            <text:p text:style-name="P47">B3</text:p>
          </table:table-cell>
          <table:table-cell table:style-name="TableCell48">
            <text:p text:style-name="P49">B4</text:p>
          </table:table-cell>
          <table:table-cell table:style-name="TableCell50">
            <text:p text:style-name="P51">B5</text:p>
          </table:table-cell>
          <table:table-cell table:style-name="TableCell52">
            <text:p text:style-name="P53">B6</text:p>
          </table:table-cell>
          <table:table-cell table:style-name="TableCell54">
            <text:p text:style-name="P55">B7</text:p>
          </table:table-cell>
        </table:table-row>
        <table:table-row table:style-name="TableRow56">
          <table:table-cell table:style-name="TableCell57">
            <text:p text:style-name="P58">0xF0</text:p>
          </table:table-cell>
          <table:table-cell table:style-name="TableCell59">
            <text:p text:style-name="P60">błąd</text:p>
          </table:table-cell>
          <table:table-cell table:style-name="TableCell61" table:number-columns-spanned="2">
            <text:p text:style-name="P62">Kod[uint16]</text:p>
          </table:table-cell>
          <table:covered-table-cell/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0xD0</text:p>
          </table:table-cell>
          <table:table-cell table:style-name="TableCell78">
            <text:p text:style-name="P79">ADC</text:p>
          </table:table-cell>
          <table:table-cell table:style-name="TableCell80" table:number-columns-spanned="2">
            <text:p text:style-name="P81">Oś X<text:s/></text:p>
            <text:p text:style-name="P82">[uint16]</text:p>
          </table:table-cell>
          <table:covered-table-cell/>
          <table:table-cell table:style-name="TableCell83" table:number-columns-spanned="2">
            <text:p text:style-name="P84">OS Y [uint16]</text:p>
          </table:table-cell>
          <table:covered-table-cell/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Normalny"/>
      <text:p text:style-name="Normalny"/>
      <text:p text:style-name="Normalny">Kody błedów:</text:p>
      <text:p text:style-name="Normalny">0 – błąd odczytu z ADC</text:p>
      <text:p text:style-name="Normalny">1 – odczyt poza zakresem<text:s/></text:p>
      <text:p text:style-name="Normalny">2 – brak napięcia joysticka</text:p>
      <text:p text:style-name="Normalny"/>
      <text:p text:style-name="Normalny">Kody statusów:</text:p>
      <text:p text:style-name="Normalny">0 – płytka aktywna.</text:p>
      <text:p text:style-name="Normalny"/>
      <text:p text:style-name="P93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Bezodstępów" style:display-name="Bez odstępów" style:family="paragraph">
      <style:paragraph-properties fo:margin-bottom="0in" fo:line-height="100%"/>
      <style:text-properties fo:hyphenate="false"/>
    </style:style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spisutreści" style:display-name="Nagłówek spisu treści" style:family="paragraph" style:parent-style-name="Nagłówek1" style:next-style-name="Normalny">
      <style:text-properties style:language-asian="pl" style:country-asian="PL" fo:hyphenate="false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2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3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4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5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6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7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8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8LVL9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1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2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3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4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5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6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7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8" style:family="text">
      <style:text-properties style:font-name="Calibri Light" style:font-name-asian="Times New Roman" style:font-name-complex="Times New Roman" fo:color="#2F5496" fo:font-size="13pt" style:font-size-asian="13pt"/>
    </style:style>
    <style:style style:name="WW_CharLFO10LVL9" style:family="text">
      <style:text-properties style:font-name="Calibri Light" style:font-name-asian="Times New Roman" style:font-name-complex="Times New Roman" fo:color="#2F5496" fo:font-size="13pt" style:font-size-asian="13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text:style-name="WW_CharLFO8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8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8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8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8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8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text:style-name="WW_CharLFO10LVL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10LVL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text:style-name="WW_CharLFO10LVL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10LVL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text:style-name="WW_CharLFO10LVL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 Lukas</meta:initial-creator>
    <dc:creator>Lukas Lukas</dc:creator>
    <meta:creation-date>2019-06-23T06:16:00Z</meta:creation-date>
    <dc:date>2019-06-23T08:11:00Z</dc:date>
    <meta:template xlink:href="Normal" xlink:type="simple"/>
    <meta:editing-cycles>1</meta:editing-cycles>
    <meta:editing-duration>PT0S</meta:editing-duration>
    <meta:document-statistic meta:page-count="4" meta:paragraph-count="3" meta:word-count="235" meta:character-count="1648" meta:row-count="11" meta:non-whitespace-character-count="1416"/>
  </office:meta>
</office:document-meta>
</file>